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8.44cm" fo:min-width="0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8.391cm" fo:min-width="0cm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2.689cm" fo:min-width="2.576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6.684cm" fo:min-width="0.134cm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 fo:min-height="0.141cm" fo:min-width="4.675cm"/>
    </style:style>
    <style:style style:name="gr7" style:family="graphic" style:parent-style-name="standard">
      <style:graphic-properties draw:fill-color="#9933ff" draw:opacity="33%" draw:textarea-horizontal-align="justify" draw:textarea-vertical-align="middle" draw:auto-grow-height="false" fo:min-height="1.947cm" fo:min-width="2.176cm"/>
    </style:style>
    <style:style style:name="gr8" style:family="graphic" style:parent-style-name="standard">
      <style:graphic-properties draw:fill-color="#003333" draw:textarea-horizontal-align="justify" draw:textarea-vertical-align="middle" draw:auto-grow-height="false" fo:min-height="0.873cm" fo:min-width="1.69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889cm"/>
    </style:style>
    <style:style style:name="gr13" style:family="graphic" style:parent-style-name="standard">
      <style:graphic-properties draw:stroke="none" svg:stroke-color="#000000" draw:fill="none" draw:fill-color="#ffffff" fo:min-height="1.41cm"/>
    </style:style>
    <style:style style:name="gr14" style:family="graphic" style:parent-style-name="standard">
      <style:graphic-properties draw:stroke="none" svg:stroke-color="#000000" draw:fill="none" draw:fill-color="#ffffff" fo:min-height="0.824cm"/>
    </style:style>
    <style:style style:name="gr15" style:family="graphic" style:parent-style-name="standard">
      <style:graphic-properties draw:stroke="none" svg:stroke-color="#000000" draw:fill="none" draw:fill-color="#ffffff" fo:min-height="0.971cm"/>
    </style:style>
    <style:style style:name="gr16" style:family="graphic" style:parent-style-name="standard">
      <style:graphic-properties draw:stroke="none" svg:stroke-color="#000000" draw:fill="none" draw:fill-color="#ffffff" fo:min-height="2.338cm"/>
    </style:style>
    <style:style style:name="gr17" style:family="graphic" style:parent-style-name="standard">
      <style:graphic-properties draw:stroke="none" svg:stroke-color="#000000" draw:fill="none" draw:fill-color="#ffffff" fo:min-height="2.045cm"/>
    </style:style>
    <style:style style:name="gr18" style:family="graphic" style:parent-style-name="standard">
      <style:graphic-properties draw:stroke="none" svg:stroke-color="#000000" draw:fill="none" draw:fill-color="#ffffff" fo:min-height="0.514cm"/>
    </style:style>
    <style:style style:name="gr19" style:family="graphic" style:parent-style-name="standard">
      <style:graphic-properties draw:stroke="none" svg:stroke-color="#000000" draw:fill="none" draw:fill-color="#ffffff" fo:min-height="0.838cm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0.847cm"/>
    </style:style>
    <style:style style:name="gr22" style:family="graphic" style:parent-style-name="objectwithoutfill">
      <style:graphic-properties svg:stroke-color="#00ccff" draw:fill="none" draw:textarea-vertical-align="middle"/>
    </style:style>
    <style:style style:name="gr2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8.098cm" fo:padding-top="0.142cm" fo:padding-bottom="0.142cm" fo:padding-left="0.267cm" fo:padding-right="0.267cm"/>
    </style:style>
    <style:style style:name="gr24" style:family="graphic" style:parent-style-name="standard">
      <style:graphic-properties draw:textarea-horizontal-align="justify" draw:textarea-vertical-align="middle" draw:auto-grow-height="false" fo:min-height="1.034cm" fo:min-width="2.864cm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gr26" style:family="graphic" style:parent-style-name="standard">
      <style:graphic-properties draw:stroke="none" svg:stroke-color="#000000" draw:fill="none" draw:fill-color="#ffffff" fo:min-height="3.319cm"/>
    </style:style>
    <style:style style:name="gr27" style:family="graphic" style:parent-style-name="standard">
      <style:graphic-properties draw:stroke="none" svg:stroke-color="#000000" draw:fill="none" draw:fill-color="#ffffff" fo:min-height="4.996cm"/>
    </style:style>
    <style:style style:name="gr28" style:family="graphic" style:parent-style-name="standard">
      <style:graphic-properties draw:stroke="none" svg:stroke-color="#000000" draw:fill="none" draw:fill-color="#ffffff" fo:min-height="1.211cm"/>
    </style:style>
    <style:style style:name="gr29" style:family="graphic" style:parent-style-name="standard">
      <style:graphic-properties draw:fill-color="#9933ff" draw:opacity="33%" draw:textarea-horizontal-align="justify" draw:textarea-vertical-align="middle" draw:auto-grow-height="false" fo:min-height="1.947cm" fo:min-width="2.655cm"/>
    </style:style>
    <style:style style:name="co1" style:family="table-column">
      <style:table-column-properties style:column-width="2.92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-color="#ff00ff"/>
      <style:paragraph-properties fo:text-align="center"/>
    </style:style>
    <style:style style:name="P6" style:family="paragraph">
      <loext:graphic-properties draw:fill-color="#9933ff" draw:opacity="33%"/>
      <style:paragraph-properties fo:text-align="center"/>
    </style:style>
    <style:style style:name="P7" style:family="paragraph">
      <loext:graphic-properties draw:fill-color="#00333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size-asian="14pt" style:font-size-complex="14pt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MT1" fo:font-size="12pt" fo:font-style="normal" fo:text-shadow="none" style:text-underline-style="none" fo:font-weight="normal" style:letter-kerning="true" style:font-name-asian="ArialMT1" style:font-size-asian="12pt" style:font-style-asian="normal" style:font-weight-asian="normal" style:font-name-complex="ArialMT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9cm" svg:height="18.69cm" svg:x="10.119cm" svg:y="10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cm" svg:height="18.641cm" svg:x="15.441cm" svg:y="10.05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484cm" svg:y1="15.088cm" svg:x2="9.435cm" svg:y2="8.008cm">
          <text:p/>
        </draw:line>
        <draw:line draw:style-name="gr3" draw:text-style-name="P2" draw:layer="layout" svg:x1="16.466cm" svg:y1="8.057cm" svg:x2="9.435cm" svg:y2="8.106cm">
          <text:p/>
        </draw:line>
        <draw:line draw:style-name="gr3" draw:text-style-name="P2" draw:layer="layout" svg:x1="16.466cm" svg:y1="15.039cm" svg:x2="16.32cm" svg:y2="8.106cm">
          <text:p/>
        </draw:line>
        <draw:custom-shape draw:style-name="gr4" draw:text-style-name="P3" draw:layer="layout" svg:width="3.076cm" svg:height="12.939cm" svg:x="11.486cm" svg:y="11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4cm" svg:height="6.934cm" svg:x="12.756cm" svg:y="4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175cm" svg:height="0.391cm" svg:x="10.461cm" svg:y="4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676cm" svg:height="2.197cm" svg:x="13.546cm" svg:y="5.8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97cm" svg:height="1.123cm" svg:x="14.123cm" svg:y="5.616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976cm" svg:y1="4.932cm" svg:x2="16.222cm" svg:y2="5.616cm">
          <text:p/>
        </draw:line>
        <draw:custom-shape draw:style-name="gr10" draw:text-style-name="P8" draw:layer="layout" svg:width="0.44cm" svg:height="0.244cm" svg:x="14.757cm" svg:y="5.42cm">
          <text:p/>
          <draw:enhanced-geometry svg:viewBox="0 0 21600 21600" draw:type="rectangle" draw:enhanced-path="M 0 0 L 21600 0 21600 21600 0 21600 0 0 Z N"/>
        </draw:custom-shape>
        <draw:path draw:style-name="gr11" draw:text-style-name="P2" draw:layer="layout" svg:width="19.09cm" svg:height="4.591cm" draw:transform="rotate (-1.5707963267949) translate (19.787cm 6.739cm)" svg:viewBox="0 0 19091 4592" svg:d="M0 4547c354-143 1140 404 1060-433-35-373-524-1161 454-952 538 114 1078-39 1617-44 537-5 1080-49 1616 0 681 62 985-479 1667-433 1025 71 2055 92 3081 130 1043 39 2087 24 3131 0 1027-24 2041-20 3081-130 805-84 781-756 1465-952 630-181 950-750 1364-1170l404-433 151-130">
          <text:p/>
        </draw:path>
        <draw:frame draw:style-name="gr12" draw:text-style-name="P9" draw:layer="layout" svg:width="9.033cm" svg:height="2.139cm" svg:x="0.722cm" svg:y="0.237cm">
          <draw:text-box>
            <text:p><text:span text:style-name="T1">Float switch assembly</text:span></text:p>
            <text:p><text:span text:style-name="T1">v02</text:span></text:p>
          </draw:text-box>
        </draw:frame>
        <draw:frame draw:style-name="gr13" draw:text-style-name="P10" draw:layer="layout" svg:width="4.297cm" svg:height="1.66cm" svg:x="15.246cm" svg:y="1.417cm">
          <draw:text-box>
            <text:p>micro-switch</text:p>
          </draw:text-box>
        </draw:frame>
        <draw:frame draw:style-name="gr14" draw:text-style-name="P10" draw:layer="layout" svg:width="5.03cm" svg:height="1.074cm" svg:x="3.722cm" svg:y="3.223cm">
          <draw:text-box>
            <text:p>actuator</text:p>
          </draw:text-box>
        </draw:frame>
        <draw:frame draw:style-name="gr15" draw:text-style-name="P10" draw:layer="layout" svg:width="3.467cm" svg:height="1.221cm" svg:x="5.041cm" svg:y="4.59cm">
          <draw:text-box>
            <text:p>shaft</text:p>
          </draw:text-box>
        </draw:frame>
        <draw:frame draw:style-name="gr16" draw:text-style-name="P10" draw:layer="layout" svg:width="5.078cm" svg:height="2.588cm" svg:x="3.478cm" svg:y="6.25cm">
          <draw:text-box>
            <text:p>micro-switch support</text:p>
          </draw:text-box>
        </draw:frame>
        <draw:frame draw:style-name="gr17" draw:text-style-name="P10" draw:layer="layout" svg:width="4.15cm" svg:height="2.295cm" svg:x="3.242cm" svg:y="8.59cm">
          <draw:text-box>
            <text:p>assembly support</text:p>
          </draw:text-box>
        </draw:frame>
        <draw:frame draw:style-name="gr18" draw:text-style-name="P10" draw:layer="layout" svg:width="1.859cm" svg:height="0.962cm" svg:x="17.93cm" svg:y="11.521cm">
          <draw:text-box>
            <text:p>float</text:p>
          </draw:text-box>
        </draw:frame>
        <draw:frame draw:style-name="gr19" draw:text-style-name="P10" draw:layer="layout" svg:width="2.522cm" svg:height="1.088cm" svg:x="18.197cm" svg:y="17.804cm">
          <draw:text-box>
            <text:p>cable</text:p>
          </draw:text-box>
        </draw:frame>
        <draw:line draw:style-name="gr20" draw:text-style-name="P2" draw:layer="layout" svg:x1="16.906cm" svg:y1="2.881cm" svg:x2="16.369cm" svg:y2="5.567cm">
          <text:p/>
        </draw:line>
        <draw:line draw:style-name="gr20" draw:text-style-name="P2" draw:layer="layout" svg:x1="6.31cm" svg:y1="3.662cm" svg:x2="10.558cm" svg:y2="3.955cm">
          <text:p/>
        </draw:line>
        <draw:line draw:style-name="gr20" draw:text-style-name="P2" draw:layer="layout" svg:x1="6.945cm" svg:y1="5.078cm" svg:x2="12.951cm" svg:y2="5.127cm">
          <text:p/>
        </draw:line>
        <draw:line draw:style-name="gr20" draw:text-style-name="P2" draw:layer="layout" svg:x1="6.75cm" svg:y1="7.325cm" svg:x2="9.386cm" svg:y2="6.983cm">
          <text:p/>
        </draw:line>
        <draw:line draw:style-name="gr20" draw:text-style-name="P2" draw:layer="layout" svg:x1="6.641cm" svg:y1="9.032cm" svg:x2="9.215cm" svg:y2="9.01cm">
          <text:p/>
        </draw:line>
        <draw:line draw:style-name="gr20" draw:text-style-name="P2" draw:layer="layout" svg:x1="17.962cm" svg:y1="12.218cm" svg:x2="13.607cm" svg:y2="15.756cm">
          <text:p/>
        </draw:line>
        <draw:line draw:style-name="gr20" draw:text-style-name="P2" draw:layer="layout" svg:x1="18.064cm" svg:y1="18.227cm" svg:x2="17.099cm" svg:y2="18.029cm">
          <text:p/>
        </draw:line>
        <draw:frame draw:style-name="gr21" draw:text-style-name="P10" draw:layer="layout" svg:width="3.543cm" svg:height="1.097cm" svg:x="17.175cm" svg:y="9.295cm">
          <draw:text-box>
            <text:p>stand pipe</text:p>
          </draw:text-box>
        </draw:frame>
        <draw:line draw:style-name="gr20" draw:text-style-name="P2" draw:layer="layout" svg:x1="17.772cm" svg:y1="10.64cm" svg:x2="15.69cm" svg:y2="13.583cm">
          <text:p/>
        </draw:line>
        <draw:path draw:style-name="gr22" draw:text-style-name="P2" draw:layer="layout" svg:width="3.491cm" svg:height="3.649cm" draw:transform="skewX (-1.46126774508235E-016) rotate (0.784176432921052) translate (10.4401993640652cm 26.3470310466755cm)" svg:viewBox="0 0 3492 3650" svg:d="M0 97c304-221 1454-100 864 724-449 629 1065 455 1106 966 89 1126 1189-26 1037 1035l173 517 312 311">
          <text:p/>
        </draw:path>
        <draw:frame draw:style-name="gr23" draw:text-style-name="P10" draw:layer="layout" svg:width="7.376cm" svg:height="8.382cm" svg:x="1cm" svg:y="15.524cm">
          <draw:text-box>
            <text:p><text:span text:style-name="T2">I</text:span><text:span text:style-name="T3">dentifiers used above are as identified on the micro-switch.</text:span></text:p>
            <text:p><text:span text:style-name="T3"/></text:p>
            <text:p><text:span text:style-name="T3">NOTE:</text:span></text:p>
            <text:p><text:span text:style-name="T3">For this assembly, in normal use, the float will be suspended from the actuator that is resting on the micro-switch, giving continuity between Blue and Orange.</text:span></text:p>
            <text:p><text:span text:style-name="T3">When water level rises and the float does what it should do Blue and Orange will go open circuit.</text:span></text:p>
          </draw:text-box>
        </draw:frame>
        <draw:custom-shape draw:style-name="gr24" draw:text-style-name="P8" draw:layer="layout" svg:width="3.364cm" svg:height="1.284cm" draw:transform="rotate (-0.758171027066337) translate (18.294cm 23.474cm)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4.098cm" svg:height="1.673cm" svg:x="16.902cm" svg:y="19.465cm">
          <draw:text-box>
            <text:p>connector</text:p>
            <text:p>(when fitted)</text:p>
          </draw:text-box>
        </draw:frame>
        <draw:line draw:style-name="gr20" draw:text-style-name="P2" draw:layer="layout" svg:x1="18.925cm" svg:y1="21.416cm" svg:x2="19.058cm" svg:y2="24.171cm">
          <text:p/>
        </draw:line>
        <draw:frame draw:style-name="standard" draw:layer="layout" svg:width="8.762cm" svg:height="4.286cm" svg:x="0.266cm" svg:y="10.4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Connector Pin</text:span></text:p>
              </table:table-cell>
              <table:table-cell>
                <text:p text:style-name="P11"><text:span text:style-name="T3">uS function</text:span></text:p>
              </table:table-cell>
              <table:table-cell>
                <text:p text:style-name="P11"><text:span text:style-name="T3">Wire colour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3">1</text:span></text:p>
              </table:table-cell>
              <table:table-cell>
                <text:p text:style-name="P11"><text:span text:style-name="T3">Common</text:span></text:p>
              </table:table-cell>
              <table:table-cell>
                <text:p text:style-name="P11"><text:span text:style-name="T3">Blu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3">2</text:span></text:p>
              </table:table-cell>
              <table:table-cell>
                <text:p text:style-name="P11"><text:span text:style-name="T3">NC</text:span></text:p>
              </table:table-cell>
              <table:table-cell>
                <text:p text:style-name="P11"><text:span text:style-name="T3">Brown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3">3</text:span></text:p>
              </table:table-cell>
              <table:table-cell>
                <text:p text:style-name="P11"><text:span text:style-name="T3">NO</text:span></text:p>
              </table:table-cell>
              <table:table-cell>
                <text:p text:style-name="P11"><text:span text:style-name="T3">Oran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0" draw:layer="layout" svg:width="7.006cm" svg:height="3.569cm" svg:x="1.262cm" svg:y="25.101cm">
          <draw:text-box>
            <text:p text:style-name="P13"><text:span text:style-name="T4">Connector type:</text:span></text:p>
            <text:p text:style-name="P13"><text:span text:style-name="T4">Weipu SP1310/P3IC</text:span></text:p>
            <text:p text:style-name="P13"><text:span text:style-name="T4">RS stock no. 124-6662</text:span></text:p>
            <text:p text:style-name="P13"><text:span text:style-name="T4"/></text:p>
            <text:p text:style-name="P13"><text:span text:style-name="T4">Panel mounted mating half:</text:span></text:p>
            <text:p text:style-name="P13"><text:span text:style-name="T4">Weipu SP11312/S3C</text:span></text:p>
            <text:p text:style-name="P13"><text:span text:style-name="T4">RS stock no. 124-6663</text:span></text:p>
          </draw:text-box>
        </draw:frame>
        <draw:frame draw:style-name="gr27" draw:text-style-name="P14" draw:layer="layout" svg:width="3.054cm" svg:height="5.246cm" svg:x="17.697cm" svg:y="12.75cm">
          <draw:text-box>
            <text:p text:style-name="P11"><text:span text:style-name="T3">float needs enough mass to actuate uswitch in non-floating state</text:span></text:p>
          </draw:text-box>
        </draw:frame>
        <draw:frame draw:style-name="gr28" draw:text-style-name="P14" draw:layer="layout" svg:width="11.156cm" svg:height="1.461cm" svg:x="3.884cm" svg:y="1.66cm">
          <draw:text-box>
            <text:p text:style-name="P11">Mechanical details will differ between examples but pinciple of operation remains the same.</text:p>
          </draw:text-box>
        </draw:frame>
        <draw:custom-shape draw:style-name="gr29" draw:text-style-name="P6" draw:layer="layout" svg:width="3.155cm" svg:height="2.197cm" svg:x="9.429cm" svg:y="5.8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20:47:25.285126000</meta:creation-date>
    <dc:date>2019-07-10T21:27:01.270134422</dc:date>
    <meta:editing-duration>PT47M53S</meta:editing-duration>
    <meta:editing-cycles>7</meta:editing-cycles>
    <meta:generator>LibreOffice_Vanilla/6.2.3.0$MacOSX_X86_64 LibreOffice_project/f00389961da3396d935252dea1903484690f592f</meta:generator>
    <meta:document-statistic meta:object-count="40"/>
  </office:meta>
</office:document-meta>
</file>